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 <text:span text:style-name="T1">3</text:span></text:p>
      <text:p text:style-name="P2"><text:tab/>Моделируется взаимодействие двух устройств. Последовательность действий при коммуникации:</text:p>
      <text:list xml:id="list7037413463909607509" text:style-name="L1">
        <text:list-item>
          <text:p text:style-name="P3">Устройство_1 получает от контроллера при устройстве_1 информацию на входной порт <text:span text:style-name="T1">IN_TX_DATA_1 </text:span>01010101.</text:p>
        </text:list-item>
        <text:list-item>
          <text:p text:style-name="P3">Через некоторое время контроллер при устройстве_1 подает на порт <text:span text:style-name="T1">IN_TX_LAUNCH_1 </text:span>логический высокий сигнал.</text:p>
        </text:list-item>
        <text:list-item>
          <text:p text:style-name="P3">Устройство_1 детектирует условие начала передачи пакета.</text:p>
        </text:list-item>
        <text:list-item>
          <text:p text:style-name="P3">Устройство_1 передает пакет данных в последовательном виде через протокол <text:span text:style-name="T1">UART </text:span>по шине <text:span text:style-name="T1">BUS_TRANSMIT_1_TO_2.</text:span></text:p>
        </text:list-item>
        <text:list-item>
          <text:p text:style-name="P3">Устройство_2 принимает данные от устройства_1 и ставит импульс на порт <text:span text:style-name="T1">OUT_RX_DATA_READY_2.</text:span></text:p>
        </text:list-item>
        <text:list-item>
          <text:p text:style-name="P3">Контроллер при устройстве_<text:span text:style-name="T1">2 </text:span>детектирует импульс окончания приема пакета<text:span text:style-name="T1">,</text:span> выгружает данные с порта <text:span text:style-name="T1">OUT_RX_DATA_2, </text:span>производит арифметическое сложение полученного пакета 01010101 с 64 (01000000).</text:p>
        </text:list-item>
        <text:list-item>
          <text:p text:style-name="P3">Контроллер при устройстве_2 заряжает сумму на входной порт устройства_2 <text:span text:style-name="T1">IN_TX_DATA_2 10010101, </text:span>а через некоторое время устанавливает высокий уровень сигнала на порту <text:span text:style-name="T1">IN_TX_LAUNCH_2.</text:span></text:p>
        </text:list-item>
        <text:list-item>
          <text:p text:style-name="P3">Устройство_<text:span text:style-name="T1">1</text:span> принимает байт в последовательном виде по шине <text:span text:style-name="T1">BUS_TRANSMIT_2_TO_1.</text:span></text:p>
        </text:list-item>
        <text:list-item>
          <text:p text:style-name="P3">Контроллер при устройстве_1 складывает арифметически предварительно выгруженный байт из буфера устройства_1 с <text:s/>64(01000000) и заряжает на порт <text:span text:style-name="T1">IN_TX_DATA_1 </text:span>байт 11010101, после чего ожидает некоторое время и ставит высокий уровень сигнала на порт <text:span text:style-name="T1">IN_TX_LAUNCH_1.</text:span></text:p>
        </text:list-item>
        <text:list-item>
          <text:p text:style-name="P3">Устройство_1 осуществляет передачу байта 11010101 по шине <text:span text:style-name="T1">BUS_TRANSMIT_1_TO_2 </text:span>устройству_2.</text:p>
        </text:list-item>
        <text:list-item>
          <text:p text:style-name="P3">Устройство_2 принимает байт, который выгружается контроллером при нем.</text:p>
        </text:list-item>
        <text:list-item>
          <text:p text:style-name="P3">Контроллер при устройстве_2 анализирует неравенство <text:span text:style-name="T1">11010101 +01000000&lt;11111111, </text:span>неравенство не выполняется, поэтому передача останавливается.</text:p>
        </text:list-item>
        <text:list-item>
          <text:p text:style-name="P3">Тестбенч заверше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1S</meta:editing-duration>
    <meta:editing-cycles>4</meta:editing-cycles>
    <meta:generator>OpenOffice/4.1.7$Win32 OpenOffice.org_project/417m1$Build-9800</meta:generator>
    <dc:date>2020-04-09T01:17:06.36</dc:date>
    <meta:document-statistic meta:table-count="0" meta:image-count="0" meta:object-count="0" meta:page-count="1" meta:paragraph-count="15" meta:word-count="196" meta:character-count="1625"/>
    <meta:user-defined meta:name="Info 1"/>
    <meta:user-defined meta:name="Info 2"/>
    <meta:user-defined meta:name="Info 3"/>
    <meta:user-defined meta:name="Info 4"/>
  </office:meta>
</office:document-meta>
</file>